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1f2df0" officeooo:paragraph-rsid="001f2df0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e1213" officeooo:paragraph-rsid="001f2df0" style:font-size-asian="11pt" style:font-style-asian="italic" style:font-weight-asian="normal" style:font-size-complex="11pt" style:font-style-complex="italic" style:font-weight-complex="normal"/>
    </style:style>
    <style:style style:name="P5" style:family="paragraph" style:parent-style-name="Table_20_Contents" style:list-style-name="L1"/>
    <style:style style:name="P6" style:family="paragraph" style:parent-style-name="Azione_20_attore">
      <style:text-properties officeooo:rsid="001f2df0" officeooo:paragraph-rsid="001f2df0"/>
    </style:style>
    <style:style style:name="P7" style:family="paragraph" style:parent-style-name="Azione_20_sistema">
      <style:text-properties officeooo:rsid="001f2df0" officeooo:paragraph-rsid="001f2df0"/>
    </style:style>
    <style:style style:name="T1" style:family="text">
      <style:text-properties officeooo:rsid="001f2df0"/>
    </style:style>
    <style:style style:name="T2" style:family="text">
      <style:text-properties officeooo:rsid="0019dbc7"/>
    </style:style>
    <style:style style:name="T3" style:family="text">
      <style:text-properties officeooo:rsid="0012dfa4"/>
    </style:style>
    <style:style style:name="T4" style:family="text">
      <style:text-properties officeooo:rsid="0022e8a9"/>
    </style:style>
    <style:style style:name="T5" style:family="text">
      <style:text-properties officeooo:rsid="001e1213"/>
    </style:style>
    <style:style style:name="T6" style:family="text">
      <style:text-properties officeooo:rsid="0021e03a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Visualizzazione pianificazione attività Tirocinante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2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Tirocinante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Table_20_Contents">Autenticazione effettuata con successo <text:span text:style-name="T2">come </text:span><text:span text:style-name="T3">Tirocinant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0246204" text:style-name="Numerazione_20_UC">
              <text:list-item text:start-value="1">
                <text:p text:style-name="P6"><text:span text:style-name="T6">Il t</text:span>irocinante accede alla <text:span text:style-name="T6">sezione per la Visualizzazione delle Pianificazione Attività</text:span></text:p>
              </text:list-item>
              <text:list-item>
                <text:p text:style-name="P7">Il sistema visualizza l'elenco delle attività che sono state assegnate al tirocinante <text:span text:style-name="T6">in un calendario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<text:span text:style-name="T5">Il sistema mostra </text:span><text:span text:style-name="T6">la pianificazione</text:span><text:span text:style-name="T5"> </text:span><text:span text:style-name="T6">attività al</text:span><text:span text:style-name="T4"> tirocinante.</text:span></text:p>
            <text:p text:style-name="Table_20_Contents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0264186" text:style-name="L1">
              <text:list-item>
                <text:p text:style-name="P5">Casi eccezionali e punti di estensione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Table_20_Contents">Il sistema deve visualizzar<text:span text:style-name="T6">e il calendario</text:span> entro 20 secondi dalla richiesta.</text:p>
            <text:p text:style-name="Table_20_Contents"/>
          </table:table-cell>
        </table:table-row>
      </table:table>
      <text:p text:style-name="P4">UC_M_3<text:span text:style-name="T1">7</text:span>_<text:span text:style-name="T1">Visualizzazione pianificazione attività Tirocinant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3T09:57:11.11</meta:creation-date>
    <meta:editing-duration>P0D</meta:editing-duration>
    <meta:editing-cycles>4</meta:editing-cycles>
    <meta:generator>LibreOffice/3.6$Windows_x86 LibreOffice_project/da8c1e6-fd468f4-454e206-f42a4a9-143cfd</meta:generator>
    <dc:date>2012-11-23T20:12:59.27</dc:date>
    <dc:creator>Mariella </dc:creator>
    <meta:document-statistic meta:table-count="1" meta:image-count="0" meta:object-count="0" meta:page-count="1" meta:paragraph-count="18" meta:word-count="88" meta:character-count="682" meta:non-whitespace-character-count="615"/>
  </office:meta>
</office:document-meta>
</file>